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bb57d" officeooo:paragraph-rsid="000bb57d"/>
    </style:style>
    <style:style style:name="P2" style:family="paragraph" style:parent-style-name="Standard">
      <style:text-properties officeooo:rsid="0016e8c6" officeooo:paragraph-rsid="000bb57d"/>
    </style:style>
    <style:style style:name="P3" style:family="paragraph" style:parent-style-name="Standard">
      <style:text-properties officeooo:rsid="001b0e5d" officeooo:paragraph-rsid="001b0e5d"/>
    </style:style>
    <style:style style:name="P4" style:family="paragraph" style:parent-style-name="Standard">
      <style:text-properties officeooo:rsid="001c8610" officeooo:paragraph-rsid="001c8610"/>
    </style:style>
    <style:style style:name="P5" style:family="paragraph" style:parent-style-name="Standard">
      <style:text-properties officeooo:rsid="001cf100" officeooo:paragraph-rsid="001cf100"/>
    </style:style>
    <style:style style:name="P6" style:family="paragraph" style:parent-style-name="Standard">
      <style:text-properties officeooo:rsid="001d5892" officeooo:paragraph-rsid="001d5892"/>
    </style:style>
    <style:style style:name="P7" style:family="paragraph" style:parent-style-name="Standard">
      <style:text-properties officeooo:rsid="001eaf34" officeooo:paragraph-rsid="001eaf34"/>
    </style:style>
    <style:style style:name="P8" style:family="paragraph" style:parent-style-name="Standard">
      <style:text-properties officeooo:rsid="00209493" officeooo:paragraph-rsid="00209493"/>
    </style:style>
    <style:style style:name="P9" style:family="paragraph" style:parent-style-name="Standard">
      <style:text-properties officeooo:rsid="00221b61" officeooo:paragraph-rsid="00221b61"/>
    </style:style>
    <style:style style:name="P10" style:family="paragraph" style:parent-style-name="Standard">
      <style:text-properties officeooo:rsid="00238680" officeooo:paragraph-rsid="00238680"/>
    </style:style>
    <style:style style:name="P11" style:family="paragraph" style:parent-style-name="Standard">
      <style:text-properties officeooo:rsid="002525c8" officeooo:paragraph-rsid="002525c8"/>
    </style:style>
    <style:style style:name="P12" style:family="paragraph" style:parent-style-name="Standard">
      <style:text-properties officeooo:rsid="002525c8" officeooo:paragraph-rsid="00238680"/>
    </style:style>
    <style:style style:name="P13" style:family="paragraph" style:parent-style-name="Standard">
      <style:text-properties officeooo:rsid="00269fe5" officeooo:paragraph-rsid="00269fe5"/>
    </style:style>
    <style:style style:name="P14" style:family="paragraph" style:parent-style-name="Standard">
      <style:text-properties officeooo:rsid="00275466" officeooo:paragraph-rsid="00275466"/>
    </style:style>
    <style:style style:name="P15" style:family="paragraph" style:parent-style-name="Standard">
      <style:text-properties officeooo:rsid="0028a443" officeooo:paragraph-rsid="0028a443"/>
    </style:style>
    <style:style style:name="P16" style:family="paragraph" style:parent-style-name="Standard">
      <style:text-properties officeooo:rsid="0028cc5f" officeooo:paragraph-rsid="0028cc5f"/>
    </style:style>
    <style:style style:name="P17" style:family="paragraph" style:parent-style-name="Standard">
      <style:text-properties officeooo:rsid="002ab977" officeooo:paragraph-rsid="002ab977"/>
    </style:style>
    <style:style style:name="P18" style:family="paragraph" style:parent-style-name="Standard">
      <style:text-properties officeooo:rsid="002b8bb0" officeooo:paragraph-rsid="002b8bb0"/>
    </style:style>
    <style:style style:name="P19" style:family="paragraph" style:parent-style-name="Standard">
      <style:text-properties officeooo:rsid="002d0fa7" officeooo:paragraph-rsid="002d0fa7"/>
    </style:style>
    <style:style style:name="P20" style:family="paragraph" style:parent-style-name="Standard">
      <style:text-properties officeooo:rsid="002eccfa" officeooo:paragraph-rsid="002eccfa"/>
    </style:style>
    <style:style style:name="P21" style:family="paragraph" style:parent-style-name="Standard">
      <style:text-properties fo:font-weight="normal" officeooo:rsid="002eccfa" officeooo:paragraph-rsid="002eccfa" style:font-weight-asian="normal" style:font-weight-complex="normal"/>
    </style:style>
    <style:style style:name="P22" style:family="paragraph" style:parent-style-name="Standard">
      <style:text-properties fo:font-weight="normal" officeooo:rsid="002ee915" officeooo:paragraph-rsid="002ee915" style:font-weight-asian="normal" style:font-weight-complex="normal"/>
    </style:style>
    <style:style style:name="P23" style:family="paragraph" style:parent-style-name="Standard">
      <style:text-properties fo:font-weight="normal" officeooo:rsid="002efe7a" officeooo:paragraph-rsid="002efe7a" style:font-weight-asian="normal" style:font-weight-complex="normal"/>
    </style:style>
    <style:style style:name="P24" style:family="paragraph" style:parent-style-name="Standard">
      <style:text-properties officeooo:rsid="002ee915" officeooo:paragraph-rsid="002ee915"/>
    </style:style>
    <style:style style:name="P25" style:family="paragraph" style:parent-style-name="Standard">
      <style:text-properties officeooo:rsid="001c8610" officeooo:paragraph-rsid="001c8610"/>
    </style:style>
    <style:style style:name="P26" style:family="paragraph" style:parent-style-name="Standard">
      <style:text-properties officeooo:rsid="00221b61" officeooo:paragraph-rsid="00209493"/>
    </style:style>
    <style:style style:name="P27" style:family="paragraph" style:parent-style-name="Standard">
      <style:text-properties officeooo:rsid="00269fe5" officeooo:paragraph-rsid="00269fe5"/>
    </style:style>
    <style:style style:name="P28" style:family="paragraph" style:parent-style-name="Standard">
      <style:text-properties officeooo:rsid="00269fe5" officeooo:paragraph-rsid="0034119f"/>
    </style:style>
    <style:style style:name="P29" style:family="paragraph" style:parent-style-name="Standard">
      <style:text-properties officeooo:rsid="00275466" officeooo:paragraph-rsid="00275466"/>
    </style:style>
    <style:style style:name="P30" style:family="paragraph" style:parent-style-name="Standard">
      <style:text-properties officeooo:rsid="0028cc5f" officeooo:paragraph-rsid="0028cc5f"/>
    </style:style>
    <style:style style:name="P31" style:family="paragraph" style:parent-style-name="Standard">
      <style:text-properties officeooo:rsid="002ab977" officeooo:paragraph-rsid="002ab977"/>
    </style:style>
    <style:style style:name="P32" style:family="paragraph" style:parent-style-name="Standard">
      <style:text-properties officeooo:rsid="002d0fa7" officeooo:paragraph-rsid="002d0fa7"/>
    </style:style>
    <style:style style:name="P33" style:family="paragraph" style:parent-style-name="Standard">
      <style:text-properties fo:font-weight="normal" officeooo:rsid="002eccfa" officeooo:paragraph-rsid="002eccfa" style:font-weight-asian="normal" style:font-weight-complex="normal"/>
    </style:style>
    <style:style style:name="P34" style:family="paragraph" style:parent-style-name="Standard">
      <style:text-properties fo:font-weight="normal" officeooo:rsid="002eccfa" officeooo:paragraph-rsid="0034119f" style:font-weight-asian="normal" style:font-weight-complex="normal"/>
    </style:style>
    <style:style style:name="P35" style:family="paragraph" style:parent-style-name="Standard">
      <style:text-properties fo:font-weight="normal" officeooo:rsid="002ee915" officeooo:paragraph-rsid="002eccfa" style:font-weight-asian="normal" style:font-weight-complex="normal"/>
    </style:style>
    <style:style style:name="T1" style:family="text">
      <style:text-properties officeooo:rsid="001c8610"/>
    </style:style>
    <style:style style:name="T2" style:family="text">
      <style:text-properties officeooo:rsid="001d5892"/>
    </style:style>
    <style:style style:name="T3" style:family="text">
      <style:text-properties officeooo:rsid="001eaf34"/>
    </style:style>
    <style:style style:name="T4" style:family="text">
      <style:text-properties officeooo:rsid="00205df8"/>
    </style:style>
    <style:style style:name="T5" style:family="text">
      <style:text-properties officeooo:rsid="0021f034"/>
    </style:style>
    <style:style style:name="T6" style:family="text">
      <style:text-properties officeooo:rsid="002525c8"/>
    </style:style>
    <style:style style:name="T7" style:family="text">
      <style:text-properties officeooo:rsid="002b8bb0"/>
    </style:style>
    <style:style style:name="T8" style:family="text">
      <style:text-properties officeooo:rsid="002ee915"/>
    </style:style>
    <style:style style:name="T9" style:family="text">
      <style:text-properties officeooo:rsid="002fe7ef"/>
    </style:style>
    <style:style style:name="T10" style:family="text">
      <style:text-properties officeooo:rsid="00319c62"/>
    </style:style>
    <style:style style:name="T11" style:family="text">
      <style:text-properties officeooo:rsid="003301a2"/>
    </style:style>
    <style:style style:name="T12" style:family="text">
      <style:text-properties officeooo:rsid="003411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ybrane technologie DevOps Wykład <text:span text:style-name="T10">3</text:span> 2<text:span text:style-name="T10">2</text:span>.0<text:span text:style-name="T10">3</text:span>.2020</text:p>
      <text:p text:style-name="P2"/>
      <text:p text:style-name="P3">&gt; docker run redis</text:p>
      <text:p text:style-name="P3">&gt; docker exec -it ID_KONTERNERA sh</text:p>
      <text:p text:style-name="P3"><text:span text:style-name="T1">&gt; </text:span>sudo docker exec -it 4282465e1ea8 sh</text:p>
      <text:p text:style-name="P3"/>
      <text:p text:style-name="P4">&gt; set message „hello”</text:p>
      <text:p text:style-name="P4">będzie dostępne w danym kontenerze:</text:p>
      <text:p text:style-name="P4">&gt;get messgae</text:p>
      <text:p text:style-name="P4">nawet gdy wejdziemy z innego terminala, ale nie będzie dostępne w innym kontenerze</text:p>
      <text:p text:style-name="P4"/>
      <text:p text:style-name="P4"/>
      <text:p text:style-name="P4">&gt;sudo docker run nginx</text:p>
      <text:p text:style-name="P5">robiąc kilka razy w różnych terminalach, mamy różne nginxy, nie jest to to samo</text:p>
      <text:p text:style-name="P4"/>
      <text:p text:style-name="P4">kompletna izolacja dysku: namespace i </text:p>
      <text:p text:style-name="P4">to jest kompletna izolacja i plików i sieci</text:p>
      <text:p text:style-name="P4"/>
      <text:p text:style-name="P5">&gt; sudo docker run -p 90:80 nginx</text:p>
      <text:p text:style-name="P20">&gt; <text:span text:style-name="T8">sudo </text:span>docker run -p 9090:8080 57969122706c</text:p>
      <text:p text:style-name="P5">najpierw port lokaln<text:span text:style-name="T9">y</text:span> tu 90, a potem port wewnątrz kontenera tu 80</text:p>
      <text:p text:style-name="P5"/>
      <text:p text:style-name="P5">po każdym wejściu/odświeżeniu strony widać to w konosoli</text:p>
      <text:p text:style-name="P5"/>
      <text:p text:style-name="P5"/>
      <text:p text:style-name="P5">&gt;mkdir mynginx</text:p>
      <text:p text:style-name="P5">&gt;cd mynginx</text:p>
      <text:p text:style-name="P5">&gt;vi Dockerfile</text:p>
      <text:p text:style-name="P5">jedna linijka → jedna komenda</text:p>
      <text:p text:style-name="P5"/>
      <text:p text:style-name="P5">FROM- <text:span text:style-name="T2">image z którego zaczynamy</text:span></text:p>
      <text:p text:style-name="P6">dobra dystrybucja z którą można można w miarę swobodnie działać jest alpine – dyst<text:span text:style-name="T3">r</text:span>ybucja zbudowan<text:span text:style-name="T3">a</text:span> wokół busyboxa, jest managera pakietów, apt, można doinstalowywać potrzebne programy; <text:span text:style-name="T3">dobre na start, jak nie chcemy śrubować rozmiaru imagea</text:span></text:p>
      <text:p text:style-name="P6"/>
      <text:p text:style-name="P7">FROM nginx:alpine – <text:span text:style-name="T4">wybieramy obraz bazowy</text:span></text:p>
      <text:p text:style-name="P7"/>
      <text:p text:style-name="P7">RUN – <text:span text:style-name="T4">modyfikujemy go poleceniami</text:span></text:p>
      <text:p text:style-name="P7">run i co byśmy chcieli zainstalować to możemy RUN COŚ TAM</text:p>
      <text:p text:style-name="P7"/>
      <text:p text:style-name="P7">RUN echo "&lt;html&gt;&lt;body&gt;Hello World&lt;/body&gt;&lt;/html&gt;" &gt; /usr/share/nginx/html/hello.html</text:p>
      <text:p text:style-name="P7"/>
      <text:p text:style-name="P8">CMD [] - komendy</text:p>
      <text:p text:style-name="P26"/>
      <text:p text:style-name="P9"/>
      <text:p text:style-name="P10">package.json – nadrzędny plik konfiguracyjny w node</text:p>
      <text:p text:style-name="P10"/>
      <text:p text:style-name="P10"><text:span text:style-name="T6">&gt;</text:span>npm install</text:p>
      <text:p text:style-name="P10"><text:span text:style-name="T6">&gt;</text:span>npm run start</text:p>
      <text:p text:style-name="P10"/>
      <text:p text:style-name="P12"/>
      <text:p text:style-name="P11">curl.haxx.se</text:p>
      <text:p text:style-name="P11"><text:soft-page-break/></text:p>
      <text:p text:style-name="P11">curl dla http</text:p>
      <text:p text:style-name="P11"/>
      <text:p text:style-name="P11"/>
      <text:p text:style-name="P11">&gt;curl localhost:8080</text:p>
      <text:p text:style-name="P11">~Hello from my web app%</text:p>
      <text:p text:style-name="P11"/>
      <text:p text:style-name="P11"/>
      <text:p text:style-name="P11">w deweloperskich wersjach minimum bierzemy node:alpine, później w produkcyjnych możemy mieć node:latest</text:p>
      <text:p text:style-name="P11"/>
      <text:p text:style-name="P14">&gt;vi Dockerfile</text:p>
      <text:p text:style-name="P14">```</text:p>
      <text:p text:style-name="P11">COPY . .</text:p>
      <text:p text:style-name="P11">przekopiuj wszystko do kontenera, u<text:span text:style-name="T11">ru</text:span>ch<text:span text:style-name="T11">o</text:span>m npm install i npm run start</text:p>
      <text:p text:style-name="P13"/>
      <text:p text:style-name="P14">```</text:p>
      <text:p text:style-name="P14"/>
      <text:p text:style-name="P28">&gt; sudo docker run -p 9090:8080 57969122706c</text:p>
      <text:p text:style-name="P28">&gt; curl localhost:9090</text:p>
      <text:p text:style-name="P14"/>
      <text:p text:style-name="P14"/>
      <text:p text:style-name="P15">jak używamy tag latest, to nadpisujemy wcześniej istniejący latest</text:p>
      <text:p text:style-name="P15"/>
      <text:p text:style-name="P15">PRACA Z WIELOMA IMAGEAMI</text:p>
      <text:p text:style-name="P15"/>
      <text:p text:style-name="P15"/>
      <text:p text:style-name="P16">index.js</text:p>
      <text:p text:style-name="P16">```</text:p>
      <text:p text:style-name="P16">const client = redis.createClient({</text:p>
      <text:p text:style-name="P16"><text:s text:c="2"/>host: '127.0.0.1',</text:p>
      <text:p text:style-name="P16"><text:s text:c="2"/>port: 6379</text:p>
      <text:p text:style-name="P16">});</text:p>
      <text:p text:style-name="P16"/>
      <text:p text:style-name="P16">```</text:p>
      <text:p text:style-name="P16"/>
      <text:p text:style-name="P17">w host można <text:s/>wpisać dockerowego host, ale tego się produkcyjnie nie robi</text:p>
      <text:p text:style-name="P16"/>
      <text:p text:style-name="P16"/>
      <text:p text:style-name="P17">&gt;docker-compose</text:p>
      <text:p text:style-name="P17">&gt;sudo docker-compose</text:p>
      <text:p text:style-name="P17"/>
      <text:p text:style-name="P17">&gt;sudo docker-compose.yaml</text:p>
      <text:p text:style-name="P17"/>
      <text:p text:style-name="P17">YAML jak w pythonie → wcięcia , <text:span text:style-name="T7">bez różnicy ile spacji, byle zawsze tyle samo dla danego poziomu</text:span></text:p>
      <text:p text:style-name="P17">- <text:span text:style-name="T7">myślniki, itemy</text:span></text:p>
      <text:p text:style-name="P18"/>
      <text:p text:style-name="P18">version – powiedzenie, że ten plik obowiązuje dla wersji 3 </text:p>
      <text:p text:style-name="P18">services – mówi jakie mamy kontenery</text:p>
      <text:p text:style-name="P18">my-redis-server – nasza nazwa, ważna!</text:p>
      <text:p text:style-name="P18"/>
      <text:p text:style-name="P19"><text:soft-page-break/>Docker-compose.yml</text:p>
      <text:p text:style-name="P18">```</text:p>
      <text:p text:style-name="P18">version: '3'</text:p>
      <text:p text:style-name="P18"/>
      <text:p text:style-name="P18">services:</text:p>
      <text:p text:style-name="P18"><text:s text:c="8"/>my-redis-server:</text:p>
      <text:p text:style-name="P18"><text:s text:c="16"/>image: 'redis'</text:p>
      <text:p text:style-name="P18"><text:s text:c="8"/>my-webapp:</text:p>
      <text:p text:style-name="P18"><text:s text:c="16"/>build: .</text:p>
      <text:p text:style-name="P18"><text:s text:c="16"/>ports:</text:p>
      <text:p text:style-name="P18"><text:s text:c="24"/>- "9090:8080"</text:p>
      <text:p text:style-name="P18">```</text:p>
      <text:p text:style-name="P18"/>
      <text:p text:style-name="P19">index.js</text:p>
      <text:p text:style-name="P19">```</text:p>
      <text:p text:style-name="P19">const client = redis.createClient({</text:p>
      <text:p text:style-name="P19"><text:s text:c="2"/>host: 'my-redis-server',</text:p>
      <text:p text:style-name="P19"><text:s text:c="2"/>port: 6379</text:p>
      <text:p text:style-name="P19">});</text:p>
      <text:p text:style-name="P19"/>
      <text:p text:style-name="P19">```</text:p>
      <text:p text:style-name="P18"/>
      <text:p text:style-name="P18">nazwa serwisu z docker-compose.yml jako nazwa hosta w index.js</text:p>
      <text:p text:style-name="P18"/>
      <text:p text:style-name="P19">&gt; sudo docker-compose up</text:p>
      <text:p text:style-name="P19">&gt; sudo docker-compose up –build</text:p>
      <text:p text:style-name="P19">z flagą build <text:span text:style-name="T12">ż</text:span>eby jeszcze raz przebudował</text:p>
      <text:p text:style-name="P19"/>
      <text:p text:style-name="P19">docker-compose żeby prawidłowo interpretował polecenia musi się znajdować w tym katalogu w którym jest docker-compose.yml</text:p>
      <text:p text:style-name="P19"/>
      <text:p text:style-name="P19">&gt; sudo docker-compose ps</text:p>
      <text:p text:style-name="P19">będzie działać wszędzie, z każdego poziomu katalogu</text:p>
      <text:p text:style-name="P19"/>
      <text:p text:style-name="P19">&gt; sudo docker-compose down</text:p>
      <text:p text:style-name="P19">&gt; sudo docker-compose up</text:p>
      <text:p text:style-name="P19">polecenia down i up to są tak naprawdę polecenia run, to nie jest start i stop, run tworzy nowy kontener, więc mamy inne CONTAINER_ID</text:p>
      <text:p text:style-name="P19"/>
      <text:p text:style-name="P24">logowanie</text:p>
      <text:p text:style-name="P24">&gt;sudo docker login</text:p>
      <text:p text:style-name="P20"/>
      <text:p text:style-name="P20">budowanie</text:p>
      <text:p text:style-name="P21">&gt;sudo docker build -t <text:span text:style-name="T12">[LOGIN]</text:span>/<text:span text:style-name="T12">[IMAGE_NAME]</text:span>:<text:span text:style-name="T12">[TAG]</text:span> .</text:p>
      <text:p text:style-name="P23"/>
      <text:p text:style-name="P23"/>
      <text:p text:style-name="P23">odpalenie redisa</text:p>
      <text:p text:style-name="P23">&gt; <text:s/>sudo docker run redis </text:p>
      <text:p text:style-name="P21"/>
      <text:p text:style-name="P21">Pushowanie</text:p>
      <text:p text:style-name="P34">&gt; sudo docker push <text:span text:style-name="T12">[LOGIN]</text:span>/<text:span text:style-name="T12">[IMAGE_NAME]</text:span>:<text:span text:style-name="T12">[TAG]</text:span></text:p>
      <text:p text:style-name="P21"/>
      <text:p text:style-name="P21"><text:soft-page-break/></text:p>
      <text:p text:style-name="P21">&gt;sudo docker images</text:p>
      <text:p text:style-name="P21">&gt;sudo docker images -a</text:p>
      <text:p text:style-name="P35"/>
      <text:p text:style-name="P35"/>
      <text:p text:style-name="P22">usunięcie pliku, trzeba u<text:span text:style-name="T9">s</text:span>uwać .swp jeśli się chce normalnie pracować, powstają gdy się wyjdzie bez zapisu i dorzucenia pliku</text:p>
      <text:p text:style-name="P22">&gt;rm .Dockerfile.swp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08:04:50.247069013</meta:creation-date>
    <dc:date>2020-06-21T02:34:56.635741582</dc:date>
    <meta:editing-duration>PT2H39M12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4" meta:paragraph-count="100" meta:word-count="496" meta:character-count="3394" meta:non-whitespace-character-count="2888"/>
  </office:meta>
</office:document-meta>
</file>